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Courier New" svg:font-family="'Courier New',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1965in"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
      <style:paragraph-properties fo:margin-top="0in" fo:margin-bottom="0in" style:contextual-spacing="false"/>
    </style:style>
    <style:style style:name="P14" style:family="paragraph" style:parent-style-name="Text_20_body" style:list-style-name="L2">
      <style:paragraph-properties fo:margin-top="0in" fo:margin-bottom="0in" style:contextual-spacing="false"/>
    </style:style>
    <style:style style:name="P15" style:family="paragraph" style:parent-style-name="Text_20_body" style:list-style-name="L3">
      <style:paragraph-properties fo:margin-top="0in" fo:margin-bottom="0in" style:contextual-spacing="false"/>
    </style:style>
    <style:style style:name="P16" style:family="paragraph" style:parent-style-name="Text_20_body" style:list-style-name="L4">
      <style:paragraph-properties fo:margin-top="0in" fo:margin-bottom="0in" style:contextual-spacing="false"/>
    </style:style>
    <style:style style:name="P17" style:family="paragraph" style:parent-style-name="Text_20_body" style:list-style-name="L5">
      <style:paragraph-properties fo:margin-top="0in" fo:margin-bottom="0in" style:contextual-spacing="false"/>
    </style:style>
    <style:style style:name="P18" style:family="paragraph" style:parent-style-name="Text_20_body" style:list-style-name="L6">
      <style:paragraph-properties fo:margin-top="0in" fo:margin-bottom="0in" style:contextual-spacing="false"/>
    </style:style>
    <style:style style:name="P19" style:family="paragraph" style:parent-style-name="Text_20_body" style:list-style-name="L8">
      <style:paragraph-properties fo:margin-top="0in" fo:margin-bottom="0in" style:contextual-spacing="false"/>
    </style:style>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paragraph-properties fo:margin-top="0in" fo:margin-bottom="0in" style:contextual-spacing="false"/>
    </style:style>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paragraph-properties fo:margin-top="0in" fo:margin-bottom="0in" style: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Evolution of HTTP Versions: A Comparative Analysis</text:span></text:p>
      <text:p text:style-name="Text_20_body"><text:span text:style-name="Emphasis">April 1995 – First Public Release of Apache HTTP Server Version 0.6.2</text:span></text:p>
      <text:h text:style-name="Heading_20_3" text:outline-level="3">1. <text:span text:style-name="Strong_20_Emphasis">HTTP Version 0.9 - The One-line Protocol (1991):</text:span></text:h>
      <text:list xml:id="list2139069632" text:style-name="L1">
        <text:list-item>
          <text:p text:style-name="P13"><text:span text:style-name="Strong_20_Emphasis">Overview:</text:span></text:p>
          <text:list>
            <text:list-item>
              <text:p text:style-name="P13">Initial version for simple request-response interactions.</text:p>
            </text:list-item>
            <text:list-item>
              <text:p text:style-name="P13">Supported only the GET method.</text:p>
            </text:list-item>
            <text:list-item>
              <text:p text:style-name="P13">No headers, status codes, or versioning.</text:p>
            </text:list-item>
            <text:list-item>
              <text:p text:style-name="P13">Connection terminated immediately after the response.</text:p>
            </text:list-item>
          </text:list>
        </text:list-item>
        <text:list-item>
          <text:p text:style-name="P13"><text:span text:style-name="Strong_20_Emphasis">Importance:</text:span></text:p>
          <text:list>
            <text:list-item>
              <text:p text:style-name="P13">Laid the foundation for HTTP communication.</text:p>
            </text:list-item>
            <text:list-item>
              <text:p text:style-name="P2">Limited capabilities but served basic web document retrieval needs.</text:p>
            </text:list-item>
          </text:list>
        </text:list-item>
      </text:list>
      <text:h text:style-name="Heading_20_3" text:outline-level="3">2. <text:span text:style-name="Strong_20_Emphasis">HTTP Version 1.0 (1996):</text:span></text:h>
      <text:list xml:id="list1849801974" text:style-name="L2">
        <text:list-item>
          <text:p text:style-name="P14"><text:span text:style-name="Strong_20_Emphasis">Enhancements:</text:span></text:p>
          <text:list>
            <text:list-item>
              <text:p text:style-name="P14">Introduced HTTP headers for metadata transmission.</text:p>
            </text:list-item>
            <text:list-item>
              <text:p text:style-name="P14">Explicit versioning in requests.</text:p>
            </text:list-item>
            <text:list-item>
              <text:p text:style-name="P14">Status codes for request processing status.</text:p>
            </text:list-item>
            <text:list-item>
              <text:p text:style-name="P14">Content-type field for various document types.</text:p>
            </text:list-item>
            <text:list-item>
              <text:p text:style-name="P14">Added methods: POST and HEAD.</text:p>
            </text:list-item>
          </text:list>
        </text:list-item>
        <text:list-item>
          <text:p text:style-name="P14"><text:span text:style-name="Strong_20_Emphasis">Importance:</text:span></text:p>
          <text:list>
            <text:list-item>
              <text:p text:style-name="P14">Enhanced flexibility and extensibility.</text:p>
            </text:list-item>
            <text:list-item>
              <text:p text:style-name="P14">Improved support for different content types.</text:p>
            </text:list-item>
            <text:list-item>
              <text:p text:style-name="P3">Paved the way for more sophisticated web applications.</text:p>
            </text:list-item>
          </text:list>
        </text:list-item>
      </text:list>
      <text:h text:style-name="Heading_20_3" text:outline-level="3">3. <text:span text:style-name="Strong_20_Emphasis">HTTP Version 1.1 (1997):</text:span></text:h>
      <text:list xml:id="list1632151991" text:style-name="L3">
        <text:list-item>
          <text:p text:style-name="P15"><text:span text:style-name="Strong_20_Emphasis">Notable Features:</text:span></text:p>
          <text:list>
            <text:list-item>
              <text:p text:style-name="P15">Introduced the Host header for routing through proxy servers.</text:p>
            </text:list-item>
            <text:list-item>
              <text:p text:style-name="P15">Enabled persistent connections for multiple requests on a single connection.</text:p>
            </text:list-item>
            <text:list-item>
              <text:p text:style-name="P15">Continue status code for handling unprocessable requests.</text:p>
            </text:list-item>
            <text:list-item>
              <text:p text:style-name="P15">Added new methods: PUT, PATCH, DELETE, CONNECT, TRACE, and OPTIONS.</text:p>
            </text:list-item>
            <text:list-item>
              <text:p text:style-name="P15">Introduced features like compression, multi-language support, and byte-range transfers.</text:p>
            </text:list-item>
          </text:list>
        </text:list-item>
        <text:list-item>
          <text:p text:style-name="P15"><text:span text:style-name="Strong_20_Emphasis">Importance:</text:span></text:p>
          <text:list>
            <text:list-item>
              <text:p text:style-name="P15">Addressed limitations of 1.0, enhancing performance and capabilities.</text:p>
            </text:list-item>
            <text:list-item>
              <text:p text:style-name="P15">Improved support for diverse client-server interactions.</text:p>
            </text:list-item>
            <text:list-item>
              <text:p text:style-name="P4">Set the standard for modern HTTP protocols.</text:p>
            </text:list-item>
          </text:list>
        </text:list-item>
      </text:list>
      <text:h text:style-name="Heading_20_3" text:outline-level="3">4. <text:span text:style-name="Strong_20_Emphasis">HTTP Version 2.0 (2015):</text:span></text:h>
      <text:list xml:id="list986682257" text:style-name="L4">
        <text:list-item>
          <text:p text:style-name="P16"><text:span text:style-name="Strong_20_Emphasis">Performance Focus:</text:span></text:p>
          <text:list>
            <text:list-item>
              <text:p text:style-name="P16">Introduced request multiplexing for asynchronous requests and responses.</text:p>
            </text:list-item>
            <text:list-item>
              <text:p text:style-name="P16">Request prioritization for setting the order of expected responses.</text:p>
            </text:list-item>
            <text:list-item>
              <text:p text:style-name="P16"><text:soft-page-break/>Automatic compression using GZip.</text:p>
            </text:list-item>
            <text:list-item>
              <text:p text:style-name="P16">Connection reset for closing and immediately opening a new connection.</text:p>
            </text:list-item>
            <text:list-item>
              <text:p text:style-name="P16">Server push functionality for proactive resource caching.</text:p>
            </text:list-item>
            <text:list-item>
              <text:p text:style-name="P16">Shifted to a binary protocol for improved efficiency.</text:p>
            </text:list-item>
          </text:list>
        </text:list-item>
        <text:list-item>
          <text:p text:style-name="P16"><text:span text:style-name="Strong_20_Emphasis">Importance:</text:span></text:p>
          <text:list>
            <text:list-item>
              <text:p text:style-name="P16">Significant boost in performance with multiplexing and compression.</text:p>
            </text:list-item>
            <text:list-item>
              <text:p text:style-name="P16">Enhanced user experience with faster loading times.</text:p>
            </text:list-item>
            <text:list-item>
              <text:p text:style-name="P5">Enabled more efficient use of network resources.</text:p>
            </text:list-item>
          </text:list>
        </text:list-item>
      </text:list>
      <text:h text:style-name="Heading_20_3" text:outline-level="3">5. <text:span text:style-name="Strong_20_Emphasis">HTTP Version 3.0 (Draft as of 2020):</text:span></text:h>
      <text:list xml:id="list2641903944" text:style-name="L5">
        <text:list-item>
          <text:p text:style-name="P17"><text:span text:style-name="Strong_20_Emphasis">Transport Layer Innovation:</text:span></text:p>
          <text:list>
            <text:list-item>
              <text:p text:style-name="P17">Designed over QUIC, providing native multiplexing and built-in encryption.</text:p>
            </text:list-item>
            <text:list-item>
              <text:p text:style-name="P17">Always creates encrypted connections.</text:p>
            </text:list-item>
          </text:list>
        </text:list-item>
        <text:list-item>
          <text:p text:style-name="P17"><text:span text:style-name="Strong_20_Emphasis">Importance:</text:span></text:p>
          <text:list>
            <text:list-item>
              <text:p text:style-name="P17">Aims to further improve performance and security.</text:p>
            </text:list-item>
            <text:list-item>
              <text:p text:style-name="P17">Mitigates latency issues in lossy and slow connections.</text:p>
            </text:list-item>
            <text:list-item>
              <text:p text:style-name="P6">Emphasizes encryption for heightened data protection.</text:p>
            </text:list-item>
          </text:list>
        </text:list-item>
      </text:list>
      <text:h text:style-name="Heading_20_3" text:outline-level="3"><text:span text:style-name="Strong_20_Emphasis">Differences and Importance:</text:span></text:h>
      <text:list xml:id="list2410585441" text:style-name="L6">
        <text:list-item>
          <text:p text:style-name="P18"><text:span text:style-name="Strong_20_Emphasis">Protocol Advancements:</text:span></text:p>
          <text:list>
            <text:list-item>
              <text:p text:style-name="P18">Each version builds upon its predecessor, introducing new features and addressing limitations.</text:p>
            </text:list-item>
            <text:list-item>
              <text:p text:style-name="P18">Evolution from a basic, text-based protocol to binary protocols for enhanced efficiency.</text:p>
            </text:list-item>
          </text:list>
        </text:list-item>
        <text:list-item>
          <text:p text:style-name="P18"><text:span text:style-name="Strong_20_Emphasis">Performance Enhancements:</text:span></text:p>
          <text:list>
            <text:list-item>
              <text:p text:style-name="P18">Successive versions focus on improving performance with features like multiplexing and compression.</text:p>
            </text:list-item>
            <text:list-item>
              <text:p text:style-name="P18">Response to the growing demands of a dynamic internet landscape.</text:p>
            </text:list-item>
          </text:list>
        </text:list-item>
        <text:list-item>
          <text:p text:style-name="P18"><text:span text:style-name="Strong_20_Emphasis">Security Measures:</text:span></text:p>
          <text:list>
            <text:list-item>
              <text:p text:style-name="P18">Shift towards encryption and built-in security measures to safeguard data integrity.</text:p>
            </text:list-item>
            <text:list-item>
              <text:p text:style-name="P7">HTTP 3.0's emphasis on encrypted connections aligns with modern security standards.</text:p>
            </text:list-item>
          </text:list>
        </text:list-item>
      </text:list>
      <text:p text:style-name="Text_20_body"><text:span text:style-name="Strong_20_Emphasis">Conclusion:</text:span> The history of HTTP versions showcases a continual effort to adapt to evolving internet needs. Each version introduces advancements to enhance performance, flexibility, and security. The shift towards binary protocols, multiplexing, and encryption underscores the commitment to delivering a secure, efficient, and seamless web experience. As technology evolves, future HTTP versions will likely continue to prioritize these principles while addressing emerging challenges.</text:p>
      <text:p text:style-name="Standard"/>
      <text:p text:style-name="Standard"/>
      <text:p text:style-name="Standard"/>
      <text:p text:style-name="Standard"/>
      <text:p text:style-name="Standard"/>
      <text:p text:style-name="Standard"/>
      <text:p text:style-name="Standard"/>
      <text:p text:style-name="Standard"><text:soft-page-break/>1. GET Method:</text:p>
      <text:p text:style-name="Standard"/>
      <text:p text:style-name="Standard"><text:s text:c="4"/>Purpose: Retrieve data from a specified resource.</text:p>
      <text:p text:style-name="Standard"><text:s text:c="4"/>Example: Accessing a blog post.</text:p>
      <text:p text:style-name="Standard"><text:s/></text:p>
      <text:p text:style-name="Standard"><text:s text:c="4"/>GET /posts/123 HTTP/1.1</text:p>
      <text:p text:style-name="Standard"><text:s text:c="4"/>Host: example.com</text:p>
      <text:p text:style-name="Standard"/>
      <text:p text:style-name="Standard">2. POST Method:</text:p>
      <text:p text:style-name="Standard"/>
      <text:p text:style-name="Standard"><text:s text:c="4"/>Purpose: Send data to be processed to a specified resource.</text:p>
      <text:p text:style-name="Standard"><text:s text:c="4"/>Example: Submitting a form to create a new user</text:p>
      <text:p text:style-name="Standard"/>
      <text:p text:style-name="Standard"><text:s text:c="4"/>POST /users HTTP/1.1</text:p>
      <text:p text:style-name="Standard"><text:s text:c="4"/>Host: example.com</text:p>
      <text:p text:style-name="Standard"/>
      <text:p text:style-name="Standard"><text:s text:c="4"/>username=johndoe&amp;password=secret</text:p>
      <text:p text:style-name="Standard"/>
      <text:p text:style-name="Standard">3. PUT Method:</text:p>
      <text:p text:style-name="Standard"/>
      <text:p text:style-name="Standard"><text:s text:c="4"/>Purpose: Update a resource or create a new resource if it doesn't exist.</text:p>
      <text:p text:style-name="Standard"><text:s text:c="4"/>Example: Updating information for an existing product.</text:p>
      <text:p text:style-name="Standard"/>
      <text:p text:style-name="Standard"><text:s text:c="4"/>PUT /products/456 HTTP/1.1</text:p>
      <text:p text:style-name="Standard"><text:s text:c="4"/>Host: example.com</text:p>
      <text:p text:style-name="Standard"/>
      <text:p text:style-name="Standard"><text:s text:c="4"/>name=updated_product&amp;price=29.99</text:p>
      <text:p text:style-name="Standard"/>
      <text:p text:style-name="Standard">4. DELETE Method:</text:p>
      <text:p text:style-name="Standard"/>
      <text:p text:style-name="Standard"><text:s text:c="4"/>Purpose: Request that a resource be removed.</text:p>
      <text:p text:style-name="Standard"><text:s text:c="4"/>Example: Deleting a comment.</text:p>
      <text:p text:style-name="Standard"/>
      <text:p text:style-name="Standard"><text:s text:c="4"/>DELETE /comments/789 HTTP/1.1</text:p>
      <text:p text:style-name="Standard"><text:s text:c="4"/>Host: example.com</text:p>
      <text:p text:style-name="Standard"/>
      <text:p text:style-name="Standard">5. PATCH Method:</text:p>
      <text:p text:style-name="Standard"/>
      <text:p text:style-name="Standard"><text:s text:c="4"/>Purpose: Apply partial modifications to a resource.</text:p>
      <text:p text:style-name="Standard"><text:s text:c="4"/>Example: Updating only the description of a resource.</text:p>
      <text:p text:style-name="Standard"/>
      <text:p text:style-name="Standard"><text:s text:c="4"/>PATCH /articles/321 HTTP/1.1</text:p>
      <text:p text:style-name="Standard"><text:s text:c="4"/>Host: example.com</text:p>
      <text:p text:style-name="Standard"><text:s text:c="4"/>description=Updated%20content</text:p>
      <text:p text:style-name="Standard"/>
      <text:p text:style-name="Standard">6. HEAD Method:</text:p>
      <text:p text:style-name="Standard"/>
      <text:p text:style-name="Standard"><text:s text:c="4"/>Purpose: Similar to GET but without the response body, often used to check the resource's existence.</text:p>
      <text:p text:style-name="Standard"><text:s text:c="4"/>Example: Checking if an image exists.</text:p>
      <text:h text:style-name="Heading_20_2" text:outline-level="2"><text:soft-page-break/>Log Formats in Web Servers</text:h>
      <text:p text:style-name="Text_20_body">Web servers generate log files that record important information about incoming requests and server responses. Different log formats provide varying levels of detail, allowing administrators to analyze and monitor web server activity. Here are some commonly used log formats:</text:p>
      <text:h text:style-name="Heading_20_3" text:outline-level="3">1. <text:span text:style-name="Strong_20_Emphasis">Common Log Format (CLF)</text:span></text:h>
      <text:list xml:id="list1203187670" text:style-name="L8">
        <text:list-item>
          <text:p text:style-name="P8"><text:span text:style-name="Strong_20_Emphasis"><text:span text:style-name="Source_20_Text">%h</text:span></text:span>: Remote host (IP address).</text:p>
          <text:list>
            <text:list-item>
              <text:p text:style-name="P19"><text:span text:style-name="Strong_20_Emphasis">Use</text:span>: Identifies the IP address of the client making the request.</text:p>
            </text:list-item>
          </text:list>
        </text:list-item>
        <text:list-item>
          <text:p text:style-name="P8"><text:span text:style-name="Strong_20_Emphasis"><text:span text:style-name="Source_20_Text">%l</text:span></text:span>: Remote logname (from identd, if supplied).</text:p>
          <text:list>
            <text:list-item>
              <text:p text:style-name="P19"><text:span text:style-name="Strong_20_Emphasis">Use</text:span>: Represents the remote logname, which may not be reliable and often returns a dash.</text:p>
            </text:list-item>
          </text:list>
        </text:list-item>
        <text:list-item>
          <text:p text:style-name="P8"><text:span text:style-name="Strong_20_Emphasis"><text:span text:style-name="Source_20_Text">%u</text:span></text:span>: Remote user if the request was authenticated.</text:p>
          <text:list>
            <text:list-item>
              <text:p text:style-name="P19"><text:span text:style-name="Strong_20_Emphasis">Use</text:span>: Indicates the username of the authenticated user, if applicable.</text:p>
            </text:list-item>
          </text:list>
        </text:list-item>
        <text:list-item>
          <text:p text:style-name="P8"><text:span text:style-name="Strong_20_Emphasis"><text:span text:style-name="Source_20_Text">%t</text:span></text:span>: Time the request was received.</text:p>
          <text:list>
            <text:list-item>
              <text:p text:style-name="P19"><text:span text:style-name="Strong_20_Emphasis">Use</text:span>: Logs the timestamp when the server received the request.</text:p>
            </text:list-item>
          </text:list>
        </text:list-item>
        <text:list-item>
          <text:p text:style-name="P8"><text:span text:style-name="Strong_20_Emphasis"><text:span text:style-name="Source_20_Text">%r</text:span></text:span>: First line of the request.</text:p>
          <text:list>
            <text:list-item>
              <text:p text:style-name="P19"><text:span text:style-name="Strong_20_Emphasis">Use</text:span>: Captures the first line of the HTTP request, which includes the request method, URL, and HTTP version.</text:p>
            </text:list-item>
          </text:list>
        </text:list-item>
        <text:list-item>
          <text:p text:style-name="P8"><text:span text:style-name="Strong_20_Emphasis"><text:span text:style-name="Source_20_Text">%&gt;s</text:span></text:span>: Status of the response.</text:p>
          <text:list>
            <text:list-item>
              <text:p text:style-name="P19"><text:span text:style-name="Strong_20_Emphasis">Use</text:span>: Records the HTTP status code returned in the response.</text:p>
            </text:list-item>
          </text:list>
        </text:list-item>
        <text:list-item>
          <text:p text:style-name="P8"><text:span text:style-name="Strong_20_Emphasis"><text:span text:style-name="Source_20_Text">%b</text:span></text:span>: Size of the response in bytes.</text:p>
          <text:list>
            <text:list-item>
              <text:p text:style-name="P8"><text:span text:style-name="Strong_20_Emphasis">Use</text:span>: Indicates the size of the response body in bytes.</text:p>
            </text:list-item>
          </text:list>
        </text:list-item>
      </text:list>
      <text:h text:style-name="Heading_20_3" text:outline-level="3">2. <text:span text:style-name="Strong_20_Emphasis">Common Log Format with Virtual Host</text:span></text:h>
      <text:list xml:id="list2221503164" text:style-name="L9">
        <text:list-item>
          <text:p text:style-name="P20"><text:span text:style-name="Strong_20_Emphasis"><text:span text:style-name="Source_20_Text">%v</text:span></text:span>: The canonical ServerName of the server serving the request.</text:p>
          <text:list>
            <text:list-item>
              <text:p text:style-name="P9"><text:span text:style-name="Strong_20_Emphasis">Use</text:span>: Specifies the ServerName of the virtual host handling the request.</text:p>
            </text:list-item>
          </text:list>
        </text:list-item>
      </text:list>
      <text:h text:style-name="Heading_20_3" text:outline-level="3">3. <text:span text:style-name="Strong_20_Emphasis">NCSA Extended/Combined Log Format</text:span></text:h>
      <text:p text:style-name="P1"><text:span text:style-name="Source_20_Text">"%h %l %u %t \"%r\" %&gt;s %b \"%{Referer}i\" \"%{User-agent}i\""</text:span></text:p>
      <text:list xml:id="list428184266" text:style-name="L10">
        <text:list-item>
          <text:p text:style-name="P10"><text:span text:style-name="Strong_20_Emphasis"><text:span text:style-name="Source_20_Text">%{Referer}i</text:span></text:span>: Referer header indicating the URL of the referring resource.</text:p>
          <text:list>
            <text:list-item>
              <text:p text:style-name="P21"><text:span text:style-name="Strong_20_Emphasis">Use</text:span>: Logs the URL of the referring resource, providing insight into how users navigate through a website.</text:p>
            </text:list-item>
          </text:list>
        </text:list-item>
        <text:list-item>
          <text:p text:style-name="P10"><text:span text:style-name="Strong_20_Emphasis"><text:span text:style-name="Source_20_Text">%{User-agent}i</text:span></text:span>: User-Agent header providing information about the client's browser.</text:p>
          <text:list>
            <text:list-item>
              <text:p text:style-name="P10"><text:span text:style-name="Strong_20_Emphasis">Use</text:span>: Captures details about the client's browser, helping analyze the distribution of browsers accessing the server.</text:p>
            </text:list-item>
          </text:list>
        </text:list-item>
      </text:list>
      <text:h text:style-name="Heading_20_3" text:outline-level="3"><text:soft-page-break/>4. <text:span text:style-name="Strong_20_Emphasis">Referer Log Format</text:span></text:h>
      <text:p text:style-name="P1"><text:span text:style-name="Source_20_Text">"%{Referer}i -&gt; %U"</text:span></text:p>
      <text:list xml:id="list468234928" text:style-name="L11">
        <text:list-item>
          <text:p text:style-name="P22"><text:span text:style-name="Strong_20_Emphasis">Use</text:span>: Logs the Referer header and the URL path requested.</text:p>
          <text:list>
            <text:list-item>
              <text:p text:style-name="P11"><text:span text:style-name="Strong_20_Emphasis">Use Case</text:span>: Useful for tracking where requests are coming from and the specific URLs being accessed.</text:p>
            </text:list-item>
          </text:list>
        </text:list-item>
      </text:list>
      <text:h text:style-name="Heading_20_3" text:outline-level="3">5. <text:span text:style-name="Strong_20_Emphasis">Agent (Browser) Log Format</text:span></text:h>
      <text:p text:style-name="P1"><text:span text:style-name="Source_20_Text">"%{User-agent}i"</text:span></text:p>
      <text:list xml:id="list1552189818" text:style-name="L12">
        <text:list-item>
          <text:p text:style-name="P23"><text:span text:style-name="Strong_20_Emphasis">Use</text:span>: Logs the User-Agent header.</text:p>
          <text:list>
            <text:list-item>
              <text:p text:style-name="P12"><text:span text:style-name="Strong_20_Emphasis">Use Case</text:span>: Valuable for understanding the types of browsers or user agents accessing the server. Useful for browser compatibility analysis.</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Courier New" svg:font-family="'Courier New', Courier, monospace"/>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22:33:46.722539241</meta:creation-date>
    <dc:date>2024-01-30T22:50:37.293916355</dc:date>
    <meta:editing-duration>PT6M</meta:editing-duration>
    <meta:editing-cycles>1</meta:editing-cycles>
    <meta:document-statistic meta:table-count="0" meta:image-count="0" meta:object-count="0" meta:page-count="5" meta:paragraph-count="130" meta:word-count="1014" meta:character-count="6781" meta:non-whitespace-character-count="5873"/>
    <meta:generator>LibreOffice/7.1.8.1$Linux_X86_64 LibreOffice_project/10$Build-1</meta:generator>
  </office:meta>
</office:document-meta>
</file>